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ingConsumerTests.apply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ingConsumerTests.throwIOExcep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ConsumerTests.ofModifies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wingConsumerTests.throwingModifies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ingConsumerTests.applyWithExceptionWrapperWhenThrowingCheckedExceptionThrows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ConsumerTests.applyWithExceptionWrapper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ConsumerTests.throwIllegalArgumentExcep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ConsumerTests.applyWhenThrowingCheckedExceptionThrowsWrappe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